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ListParagraph" style:list-style-name="LFO2" style:family="paragraph"/>
    <style:style style:name="P1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3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3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P2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4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41" style:parent-style-name="Normal" style:family="paragraph">
      <style:paragraph-properties fo:margin-left="0.25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5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5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5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5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 fo:margin-left="0.25in">
        <style:tab-stops/>
      </style:paragraph-properties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<text:span text:style-name="T2">Question:</text:span></text:p>
      <text:list text:style-name="LFO1" text:continue-numbering="true">
        <text:list-item>
          <text:p text:style-name="P3"><text:span text:style-name="T4">P (Population):</text:span><text:s/>People shopping in stores</text:p>
        </text:list-item>
        <text:list-item>
          <text:p text:style-name="P5"><text:span text:style-name="T6">I (Intervention):</text:span><text:s/>Using smart computer programs like Random Forest</text:p>
        </text:list-item>
        <text:list-item>
          <text:p text:style-name="P7"><text:span text:style-name="T8">C (Comparison):</text:span><text:s/>Old methods like Apriori</text:p>
        </text:list-item>
        <text:list-item>
          <text:p text:style-name="P9"><text:span text:style-name="T10">O (Outcome):</text:span><text:s/>Finding items bought together better, so stores can<text:s/>suggest better products</text:p>
        </text:list-item>
      </text:list>
      <text:list text:style-name="LFO2" text:continue-numbering="true">
        <text:list-item>
          <text:p text:style-name="P11">For people shopping in stores, does using smart computer programs like Random Forest find items bought together better than old methods like Apriori, so stores can suggest better products?</text:p>
        </text:list-item>
      </text:list>
      <text:p text:style-name="P12"/>
      <text:p text:style-name="P13">2.</text:p>
      <text:p text:style-name="P14"><text:span text:style-name="T15">Question:</text:span></text:p>
      <text:list text:style-name="LFO3" text:continue-numbering="true">
        <text:list-item>
          <text:p text:style-name="P16"><text:span text:style-name="T17">P:</text:span><text:s/>Online shopping data</text:p>
        </text:list-item>
        <text:list-item>
          <text:p text:style-name="P18"><text:span text:style-name="T19">I:</text:span><text:s/>Neural networks</text:p>
        </text:list-item>
        <text:list-item>
          <text:p text:style-name="P20"><text:span text:style-name="T21">C:</text:span><text:s/>Old shopping rules (Market Basket Analysis)</text:p>
        </text:list-item>
        <text:list-item>
          <text:p text:style-name="P22"><text:span text:style-name="T23">O:</text:span><text:s/>Better guessing of what a customer will buy next, helping make better recommendations</text:p>
        </text:list-item>
      </text:list>
      <text:p text:style-name="P24"><text:span text:style-name="T25">Full Question:</text:span><text:line-break/>In online shopping data, can neural networks guess what a customer will buy next<text:s/>better than old shopping rules, helping make better recommendations?</text:p>
      <text:p text:style-name="P26"/>
      <text:p text:style-name="P27">3.</text:p>
      <text:p text:style-name="P28"><text:span text:style-name="T29">Question:</text:span></text:p>
      <text:list text:style-name="LFO4" text:continue-numbering="true">
        <text:list-item>
          <text:p text:style-name="P30"><text:span text:style-name="T31">P:</text:span><text:s/>Supermarket buyers</text:p>
        </text:list-item>
        <text:list-item>
          <text:p text:style-name="P32"><text:span text:style-name="T33">I:</text:span><text:s/>Grouping similar customers using machine learning</text:p>
        </text:list-item>
        <text:list-item>
          <text:p text:style-name="P34"><text:span text:style-name="T35">C:</text:span><text:s/>Using Market Basket Analysis alone</text:p>
        </text:list-item>
        <text:list-item>
          <text:p text:style-name="P36"><text:span text:style-name="T37">O:</text:span><text:s/>Finding better product combinations that lead to more sales</text:p>
        </text:list-item>
      </text:list>
      <text:p text:style-name="P38"><text:span text:style-name="T39">Full Question:</text:span><text:line-break/>For supermarket buyers, does grouping similar customers using machine learning help find better product combinations than using Market Basket Analysis alone, leading to more sales?</text:p>
      <text:p text:style-name="P40">5.</text:p>
      <text:p text:style-name="P41"><text:span text:style-name="T42">Question:</text:span></text:p>
      <text:list text:style-name="LFO5" text:continue-numbering="true">
        <text:list-item>
          <text:p text:style-name="P43"><text:span text:style-name="T44">P:</text:span><text:s/>Big store data</text:p>
        </text:list-item>
        <text:list-item>
          <text:p text:style-name="P45"><text:span text:style-name="T46">I:</text:span><text:s/>Using many machine learning methods together</text:p>
        </text:list-item>
        <text:list-item>
          <text:p text:style-name="P47"><text:span text:style-name="T48">C:</text:span><text:s/>Old Market Basket Analysis methods</text:p>
        </text:list-item>
        <text:list-item>
          <text:p text:style-name="P49"><text:span text:style-name="T50">O:</text:span><text:s/>Finding rare but important item groups better, increasing store profits</text:p>
        </text:list-item>
      </text:list>
      <text:p text:style-name="P51"><text:span text:style-name="T52">Full Question:</text:span><text:line-break/>For big store data, can using many machine learning methods together find rare but important item groups better than old Market Basket Analysis methods, increasing store profits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ul Jaleel</meta:initial-creator>
    <dc:creator>Abdul Jaleel</dc:creator>
    <meta:creation-date>2025-06-09T17:02:00Z</meta:creation-date>
    <dc:date>2025-06-11T21:10:00Z</dc:date>
    <meta:template xlink:href="Normal.dotm" xlink:type="simple"/>
    <meta:editing-cycles>2</meta:editing-cycles>
    <meta:editing-duration>PT14400S</meta:editing-duration>
    <meta:user-defined meta:name="GrammarlyDocumentId">ec608701-a912-44f3-921f-007eda179831</meta:user-defined>
    <meta:document-statistic meta:page-count="2" meta:paragraph-count="27" meta:word-count="234" meta:character-count="1573" meta:row-count="37" meta:non-whitespace-character-count="1350"/>
  </office:meta>
</office:document-meta>
</file>